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0.182cm" table:align="margins" style:shadow="none"/>
    </style:style>
    <style:style style:name="Tableau1.A" style:family="table-column">
      <style:table-column-properties style:column-width="6.405cm" style:rel-column-width="3631*"/>
    </style:style>
    <style:style style:name="Tableau1.B" style:family="table-column">
      <style:table-column-properties style:column-width="13.774cm" style:rel-column-width="7809*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0.166cm"/>
    </style:style>
    <style:style style:name="Tableau1.7" style:family="table-row">
      <style:table-row-properties style:min-row-height="0.3cm"/>
    </style:style>
    <style:style style:name="Tableau1.B7" style:family="table-cell" style:data-style-name="N0">
      <style:table-cell-properties style:vertical-align="bottom" fo:padding="0.097cm" fo:border="none"/>
    </style:style>
    <style:style style:name="Tableau1.16" style:family="table-row">
      <style:table-row-properties style:min-row-height="0.162cm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able_20_Contents">
      <style:text-properties fo:font-size="5pt" style:font-size-asian="5pt" style:font-size-complex="5pt"/>
    </style:style>
    <style:style style:name="P3" style:family="paragraph" style:parent-style-name="Table_20_Contents">
      <style:paragraph-properties fo:text-align="end" style:justify-single-word="false"/>
      <style:text-properties fo:font-size="5pt" style:font-size-asian="5pt" style:font-size-complex="5pt"/>
    </style:style>
    <style:style style:name="T1" style:family="text">
      <style:text-properties fo:color="#ff00ff"/>
    </style:style>
    <style:style style:name="T2" style:family="text">
      <style:text-properties fo:color="#ff00ff" fo:font-size="5pt" style:font-size-asian="5pt" style:font-size-complex="5pt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nstallation de la l'intranet MCS</text:h>
      <text:p text:style-name="Standard"/>
      <text:p text:style-name="Standard">- Il faut avant installer un serveur Web supportant PHP et une base MySQL, la dernière version de EasyPHP marche très bien.</text:p>
      <text:p text:style-name="Standard"/>
      <text:p text:style-name="Standard">- Editer le fichier de configuration de PHP et mettre l'option <text:span text:style-name="Example"><text:span text:style-name="T1">short_open_tag</text:span></text:span> à « <text:span text:style-name="Example"><text:span text:style-name="T1">On</text:span></text:span> ».</text:p>
      <text:p text:style-name="Standard">Pour EasyPHP, clique droit sur l'icon EasyPHP en bas à droite --&gt; configuration --&gt; PHP</text:p>
      <text:p text:style-name="Standard"/>
      <text:p text:style-name="Standard">- Définir une nouvelle connexion ODBC sur le serveur Web.</text:p>
      <text:p text:style-name="Standard">Paramètre :</text:p>
      <text:p text:style-name="Standard">Nom : <text:span text:style-name="Example"><text:span text:style-name="T1">RUBIS</text:span></text:span> </text:p>
      <text:p text:style-name="Standard">Système : <text:span text:style-name="Example"><text:span text:style-name="T1">10.211.200.1</text:span></text:span></text:p>
      <text:p text:style-name="Standard">Convention d'appellation : <text:span text:style-name="Example"><text:span text:style-name="T1">*SQL</text:span></text:span></text:p>
      <text:p text:style-name="Standard">Bibliothèque par défaut : <text:span text:style-name="Example"><text:span text:style-name="T1">QGPL</text:span></text:span></text:p>
      <text:p text:style-name="Standard">Liste des bibliothèques : <text:span text:style-name="Example"><text:span text:style-name="T1">xxxGESTCOM</text:span></text:span></text:p>
      <text:p text:style-name="Standard">Type de connexion : <text:span text:style-name="Example"><text:span text:style-name="T1">Lecture/écriture</text:span></text:span></text:p>
      <text:p text:style-name="Standard">Options avancées :</text:p>
      <text:p text:style-name="Standard"><text:tab/>Mode de validation : <text:span text:style-name="Example"><text:span text:style-name="T1">*NONE</text:span></text:span></text:p>
      <text:p text:style-name="Standard"/>
      <text:p text:style-name="Standard">- Copie des fichiers de l'intranet à la racine du répertoire « www ». Pour EasyPHP : <text:a xlink:type="simple" xlink:href="../../../www">c:/easyphp/www/</text:a></text:p>
      <text:p text:style-name="Standard"/>
      <text:p text:style-name="Standard">- Editer le fichier « distrib/inc/config.ini » et remplacer les valeurs suivantes 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Example"><text:span text:style-name="T1">SOCIETE</text:span></text:span></text:p>
          </table:table-cell>
          <table:table-cell table:style-name="Tableau1.A1" office:value-type="string">
            <text:p text:style-name="Table_20_Contents">Nom de votre société</text:p>
          </table:table-cell>
        </table:table-row>
        <table:table-row table:style-name="Tableau1.2">
          <table:table-cell table:style-name="Tableau1.A1" office:value-type="string">
            <text:p text:style-name="Table_20_Contents"><text:span text:style-name="Example"><text:span text:style-name="T2"/></text:span>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1">MYSQL_HOST</text:span></text:span></text:p>
          </table:table-cell>
          <table:table-cell table:style-name="Tableau1.A1" office:value-type="string">
            <text:p text:style-name="Table_20_Contents">IP du serveur MySQL</text:p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1">MYSQL_USER</text:span></text:span></text:p>
          </table:table-cell>
          <table:table-cell table:style-name="Tableau1.A1" office:value-type="string">
            <text:p text:style-name="Table_20_Contents">Utilisateur ayant des droits de lecture/écriture sur la base</text:p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1">MYSQL_PASS</text:span></text:span></text:p>
          </table:table-cell>
          <table:table-cell table:style-name="Tableau1.A1" office:value-type="string">
            <text:p text:style-name="Table_20_Contents">Mot de passe de l'utilisateur</text:p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1">MYSQL_BASE</text:span></text:span></text:p>
          </table:table-cell>
          <table:table-cell table:style-name="Tableau1.A1" office:value-type="string">
            <text:p text:style-name="Table_20_Contents">Nom de la base qui accueille les tables de l'intranet</text:p>
          </table:table-cell>
        </table:table-row>
        <table:table-row table:style-name="Tableau1.7">
          <table:table-cell table:style-name="Tableau1.A1" office:value-type="string">
            <text:p text:style-name="Table_20_Contents"><text:span text:style-name="Example"><text:span text:style-name="T2"/></text:span></text:p>
          </table:table-cell>
          <table:table-cell table:style-name="Tableau1.B7" office:value-type="float" office:value="5">
            <text:p text:style-name="P3">5</text:p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1">LOGINOR_DSN</text:span></text:span></text:p>
          </table:table-cell>
          <table:table-cell table:style-name="Tableau1.A1" office:value-type="string">
            <text:p text:style-name="Table_20_Contents">Nom de la connexion ODBC Loginor définit sur le serveur Web</text:p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1">LOGINOR_USER</text:span></text:span></text:p>
          </table:table-cell>
          <table:table-cell table:style-name="Tableau1.A1" office:value-type="string">
            <text:p text:style-name="Table_20_Contents">Nom de l'utilisateur qui va faire les transactions SQL</text:p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1">LOGINOR_PASS</text:span></text:span></text:p>
          </table:table-cell>
          <table:table-cell table:style-name="Tableau1.A1" office:value-type="string">
            <text:p text:style-name="Table_20_Contents">Mot de passe de l'utilisateur</text:p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1">LOGINOR_PREFIX_BASE</text:span></text:span></text:p>
          </table:table-cell>
          <table:table-cell table:style-name="Tableau1.A1" office:value-type="string">
            <text:p text:style-name="Table_20_Contents">Préfixe de la société chez Loginor (exemple pour MCS c'est « AFA »)</text:p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1">LOGINOR_DEPOT</text:span></text:span></text:p>
          </table:table-cell>
          <table:table-cell table:style-name="Tableau1.A1" office:value-type="string">
            <text:p text:style-name="Table_20_Contents">Nom du dépôt définit dans chez Loginor (exemple pour MCS c'est « AFA »)</text:p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1">LOGINOR_PREFIX_SOCIETE</text:span></text:span></text:p>
          </table:table-cell>
          <table:table-cell table:style-name="Tableau1.A1" office:value-type="string">
            <text:p text:style-name="Table_20_Contents">Préfixe de la société définit chez Loginor (exemple pour MCS c'est « AF »)</text:p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2"/></text:span>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1">SMTP_SERVEUR</text:span></text:span></text:p>
          </table:table-cell>
          <table:table-cell table:style-name="Tableau1.A1" office:value-type="string">
            <text:p text:style-name="Table_20_Contents">IP ou nom du serveur SMTP (chez MCS c'est « smtp.wanadoo.fr »)</text:p>
          </table:table-cell>
        </table:table-row>
        <table:table-row table:style-name="Tableau1.16">
          <table:table-cell table:style-name="Tableau1.A1" office:value-type="string">
            <text:p text:style-name="Table_20_Contents"><text:span text:style-name="Example"><text:span text:style-name="T2"/></text:span></text:p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1">LOGO_HAUT_GAUCHE</text:span></text:span></text:p>
          </table:table-cell>
          <table:table-cell table:style-name="Tableau1.A1" office:value-type="string">
            <text:p text:style-name="Table_20_Contents">Nom du logo qui apparaîtra en haut à gauche des documents PDF (ce logo ce trouve dans le répertoire « gfx » des différents module)</text:p>
          </table:table-cell>
        </table:table-row>
        <table:table-row>
          <table:table-cell table:style-name="Tableau1.A1" office:value-type="string">
            <text:p text:style-name="Table_20_Contents"><text:span text:style-name="Example"><text:span text:style-name="T1">LOGO_HAUT_DROITE</text:span></text:span></text:p>
          </table:table-cell>
          <table:table-cell table:style-name="Tableau1.A1" office:value-type="string">
            <text:p text:style-name="Table_20_Contents">Nom du logo qui apparaîtra en haut à droite des documents PDF (ce logo ce trouve dans le répertoire « gfx » des différents module)</text:p>
          </table:table-cell>
        </table:table-row>
      </table:table>
      <text:p text:style-name="Standard"/>
      <text:p text:style-name="Standard">- Installer la base et les tables MySQL</text:p>
      <text:p text:style-name="Standard">Dans le répertoire « distrib/mysql-exemple », j'ai mis des tables d'exemple à insérer dans la base. Il faudra bein sur éditer et modifier les données. L'idéal est d'utiliser le logiciel phpMyAdmin livré avec EasyPHP (<text:a xlink:type="simple" xlink:href="http://serverweb/home/mysql">http://serverweb/home/mysql</text:a>)</text:p>
      <text:p text:style-name="Standard"/>
      <text:p text:style-name="Standard">- Ouvrir l'intranet dans un navigateur Firefox (je n'ai pas testé avec Internet Explorer car il ne gère pas les PNG, les CSS évolués et les javascript évolués)</text:p>
      <text:p text:style-name="Standard"><text:a xlink:type="simple" xlink:href="http://serverweb/distrib">http://serverweb/distrib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09cm" fo:margin-bottom="0.409cm" fo:margin-left="0.409cm" fo:margin-right="0.40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Benjamin Poulain</meta:initial-creator>
    <meta:creation-date>2008-06-18T09:33:00</meta:creation-date>
    <dc:creator>Benjamin Poulain</dc:creator>
    <dc:date>2008-06-18T10:11:52</dc:date>
    <dc:language>fr-FR</dc:language>
    <meta:editing-cycles>6</meta:editing-cycles>
    <meta:editing-duration>PT23M1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49" meta:word-count="373" meta:character-count="2298"/>
  </office:meta>
</office:document-meta>
</file>